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opacity="100%" draw:textarea-horizontal-align="justify" draw:textarea-vertical-align="middle" draw:auto-grow-height="false" fo:min-height="0cm" fo:min-width="0cm" draw:shadow-opacity="100%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9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7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6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6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6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6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8" draw:text-style-name="P5" draw:layer="layout" svg:width="1.226cm" svg:height="1.485cm" svg:x="35.953cm" svg:y="1.822cm">
          <draw:text-box>
            <text:p><text:span text:style-name="T5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225cm" svg:height="1.485cm" svg:x="38.653cm" svg:y="1.822cm">
          <draw:text-box>
            <text:p><text:span text:style-name="T5">7</text:span></text:p>
          </draw:text-box>
        </draw:frame>
        <draw:frame draw:style-name="gr6" draw:text-style-name="P5" draw:layer="layout" svg:width="1.225cm" svg:height="1.485cm" svg:x="41.3cm" svg:y="1.822cm">
          <draw:text-box>
            <text:p><text:span text:style-name="T5">8</text:span></text:p>
          </draw:text-box>
        </draw:frame>
        <draw:frame draw:style-name="gr6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9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9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10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10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10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10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10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10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10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10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10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10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10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10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10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10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10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10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10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4.206cm" svg:height="2.385cm" svg:x="4.904cm" svg:y="5.854cm">
          <draw:text-box>
            <text:p><text:span text:style-name="T9">[4,6]</text:span></text:p>
          </draw:text-box>
        </draw:frame>
        <draw:frame draw:style-name="gr10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10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10-09T12:02:55.881385558</dc:date>
    <dc:creator>elucterio </dc:creator>
    <meta:editing-duration>PT18H29M2S</meta:editing-duration>
    <meta:editing-cycles>78</meta:editing-cycles>
    <meta:generator>LibreOffice/4.2.8.2$Linux_X86_64 LibreOffice_project/420m0$Build-2</meta:generator>
    <meta:document-statistic meta:object-count="100"/>
  </office:meta>
</office:document-meta>
</file>